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3.715cm"/>
    </style:style>
    <style:style style:name="co3" style:family="table-column">
      <style:table-column-properties fo:break-before="auto" style:column-width="3.882cm"/>
    </style:style>
    <style:style style:name="co4" style:family="table-column">
      <style:table-column-properties fo:break-before="auto" style:column-width="3.51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PageStyle_5f_Foglio1">
      <style:table-properties table:display="true" style:writing-mode="lr-tb"/>
    </style:style>
    <style:style style:name="ta2" style:family="table" style:master-page-name="PageStyle_5f_Foglio2">
      <style:table-properties table:display="true" style:writing-mode="lr-tb"/>
    </style:style>
    <style:style style:name="ta3" style:family="table" style:master-page-name="PageStyle_5f_Foglio3">
      <style:table-properties table:display="true" style:writing-mode="lr-tb"/>
    </style:style>
    <style:style style:name="ce1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glio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>
            <draw:frame table:end-cell-address="Foglio1.T25" table:end-x="0.036cm" table:end-y="0.016cm" draw:z-index="1" draw:style-name="gr1" draw:text-style-name="P1" svg:width="23.606cm" svg:height="11.423cm" svg:x="0.245cm" svg:y="0.1cm">
              <draw:object draw:notify-on-update-of-ranges="Foglio1.B3:Foglio1.B3 Foglio1.B4:Foglio1.B18 Foglio1.D3:Foglio1.D3 Foglio1.D4:Foglio1.D1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2">
          <table:table-cell/>
          <table:table-cell table:style-name="ce1" office:value-type="string">
            <text:p>Category</text:p>
          </table:table-cell>
          <table:table-cell table:style-name="ce1" office:value-type="string">
            <text:p>Intra-Category Test</text:p>
          </table:table-cell>
          <table:table-cell table:style-name="ce1" office:value-type="string">
            <text:p>Inter-Category Test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Airplanes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99.21875">
            <text:p>99,21875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Anchor</text:p>
          </table:table-cell>
          <table:table-cell table:style-name="ce2" office:value-type="float" office:value="4.761905">
            <text:p>4,761905</text:p>
          </table:table-cell>
          <table:table-cell table:style-name="ce2" office:value-type="float" office:value="93.565976">
            <text:p>93,565976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Binocular</text:p>
          </table:table-cell>
          <table:table-cell table:style-name="ce2" office:value-type="float" office:value="22.222222">
            <text:p>22,222222</text:p>
          </table:table-cell>
          <table:table-cell table:style-name="ce2" office:value-type="float" office:value="81.328125">
            <text:p>81,328125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Bonsai</text:p>
          </table:table-cell>
          <table:table-cell table:style-name="ce2" office:value-type="float" office:value="15.555556">
            <text:p>15,555556</text:p>
          </table:table-cell>
          <table:table-cell table:style-name="ce2" office:value-type="float" office:value="89.296875">
            <text:p>89,296875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Brain</text:p>
          </table:table-cell>
          <table:table-cell table:style-name="ce2" office:value-type="float" office:value="74.444444">
            <text:p>74,444444</text:p>
          </table:table-cell>
          <table:table-cell table:style-name="ce2" office:value-type="float" office:value="75">
            <text:p>75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Buddha</text:p>
          </table:table-cell>
          <table:table-cell table:style-name="ce2" office:value-type="float" office:value="53.333333">
            <text:p>53,333333</text:p>
          </table:table-cell>
          <table:table-cell table:style-name="ce2" office:value-type="float" office:value="80.78125">
            <text:p>80,78125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Butterfly</text:p>
          </table:table-cell>
          <table:table-cell table:style-name="ce2" office:value-type="float" office:value="27.567254">
            <text:p>27,567254</text:p>
          </table:table-cell>
          <table:table-cell table:style-name="ce2" office:value-type="float" office:value="91.015385">
            <text:p>91,015385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Camera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82.65625">
            <text:p>82,65625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Chair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87.5">
            <text:p>87,5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>
            <text:p>Dragonfly</text:p>
          </table:table-cell>
          <table:table-cell table:style-name="ce2" office:value-type="float" office:value="28.571429">
            <text:p>28,571429</text:p>
          </table:table-cell>
          <table:table-cell table:style-name="ce2" office:value-type="float" office:value="92.8846615">
            <text:p>92,8846615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>
            <text:p>Dragon</text:p>
          </table:table-cell>
          <table:table-cell table:style-name="ce2" office:value-type="float" office:value="14.285714">
            <text:p>14,285714</text:p>
          </table:table-cell>
          <table:table-cell table:style-name="ce2" office:value-type="float" office:value="97.308692">
            <text:p>97,30869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>
            <text:p>Mecha</text:p>
          </table:table-cell>
          <table:table-cell table:style-name="ce2" office:value-type="float" office:value="41.071429">
            <text:p>41,071429</text:p>
          </table:table-cell>
          <table:table-cell table:style-name="ce2" office:value-type="float" office:value="90.673077">
            <text:p>90,67307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Mecha2</text:p>
          </table:table-cell>
          <table:table-cell table:style-name="ce2" office:value-type="float" office:value="39.285714">
            <text:p>39,285714</text:p>
          </table:table-cell>
          <table:table-cell table:style-name="ce2" office:value-type="float" office:value="91.730769">
            <text:p>91,730769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Mecha3</text:p>
          </table:table-cell>
          <table:table-cell table:style-name="ce2" office:value-type="float" office:value="1.785714">
            <text:p>1,785714</text:p>
          </table:table-cell>
          <table:table-cell table:style-name="ce2" office:value-type="float" office:value="95.865385">
            <text:p>95,865385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>
            <text:p>Tower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0">
            <text:p>100</text:p>
          </table:table-cell>
          <table:table-cell table:number-columns-repeated="1020"/>
        </table:table-row>
        <table:table-row table:style-name="ro1" table:number-rows-repeated="6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>
            <draw:frame table:end-cell-address="Foglio1.K48" table:end-x="1.216cm" table:end-y="0.048cm" draw:z-index="0" draw:style-name="gr1" draw:text-style-name="P1" svg:width="23.571cm" svg:height="10.995cm" svg:x="0.625cm" svg:y="0.411cm">
              <draw:object draw:notify-on-update-of-ranges="Foglio1.B3:Foglio1.B3 Foglio1.B4:Foglio1.B18 Foglio1.C3:Foglio1.C3 Foglio1.C4:Foglio1.C18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glio2" table:style-name="ta2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glio3" table:style-name="ta3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8000" number:language="it" number:country="IT">
      <number:number number:min-integer-digits="1"/>
    </number:number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it" number:country="IT">
      <number:number number:decimal-places="2" number:min-integer-digits="1" number:grouping="true"/>
      <number:text> </number:text>
    </number:number-style>
    <number:number-style style:name="N8132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32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32" number:language="it" number:country="IT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36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36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36" number:language="it" number:country="IT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it" number:country="IT">
      <number:minutes number:style="long"/>
      <number:text>.</number:text>
      <number:seconds number:style="long"/>
    </number:time-style>
    <number:time-style style:name="N8138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9" number:language="it" number:country="IT">
      <number:minutes number:style="long"/>
      <number:text>.</number:text>
      <number:seconds number:style="long" number:decimal-places="1"/>
    </number:time-style>
    <number:number-style style:name="N8140" number:language="it" number:country="IT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3">13/11/2015</text:date>, <text:time>16.34.15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glio2" style:display-name="PageStyle_Foglio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glio3" style:display-name="PageStyle_Foglio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3T16:34:15.57</dc:date>
    <meta:generator>OpenOffice/4.1.2$Win32 OpenOffice.org_project/412m3$Build-9782</meta:generator>
    <meta:editing-duration>PT1H25M11S</meta:editing-duration>
    <meta:editing-cycles>4</meta:editing-cycles>
    <meta:document-statistic meta:table-count="3" meta:cell-count="4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it" number:country="IT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8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8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800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607cm" svg:height="11.424cm" xlink:href=".." xlink:type="simple" chart:class="chart:bar" chart:style-name="ch1">
        <chart:plot-area chart:style-name="ch2" table:cell-range-address="Foglio1.B3:Foglio1.B18 Foglio1.D3:Foglio1.D18" chart:data-source-has-labels="both" svg:x="0.922cm" svg:y="1.047cm" svg:width="21.741cm" svg:height="9.729cm">
          <chartooo:coordinate-region svg:x="1.729cm" svg:y="1.259cm" svg:width="20.934cm" svg:height="8.844cm"/>
          <chart:axis chart:dimension="x" chart:name="primary-x" chart:style-name="ch3" chartooo:axis-type="auto">
            <chartooo:date-scale/>
            <chart:categories table:cell-range-address="Foglio1.B4:Foglio1.B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oglio1.D4:Foglio1.D18" chart:label-cell-address="Foglio1.D3:Foglio1.D3" chart:class="chart:bar"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r-Category Test</text:p>
                <draw:g>
                  <svg:desc>Foglio1.D3:Foglio1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irplanes</text:p>
                <draw:g>
                  <svg:desc>Foglio1.B4:Foglio1.B18</svg:desc>
                </draw:g>
              </table:table-cell>
              <table:table-cell office:value-type="float" office:value="99.21875">
                <text:p>99.21875</text:p>
                <draw:g>
                  <svg:desc>Foglio1.D4:Foglio1.D18</svg:desc>
                </draw:g>
              </table:table-cell>
            </table:table-row>
            <table:table-row>
              <table:table-cell office:value-type="string">
                <text:p>Anchor</text:p>
              </table:table-cell>
              <table:table-cell office:value-type="float" office:value="93.565976">
                <text:p>93.565976</text:p>
              </table:table-cell>
            </table:table-row>
            <table:table-row>
              <table:table-cell office:value-type="string">
                <text:p>Binocular</text:p>
              </table:table-cell>
              <table:table-cell office:value-type="float" office:value="81.328125">
                <text:p>81.328125</text:p>
              </table:table-cell>
            </table:table-row>
            <table:table-row>
              <table:table-cell office:value-type="string">
                <text:p>Bonsai</text:p>
              </table:table-cell>
              <table:table-cell office:value-type="float" office:value="89.296875">
                <text:p>89.296875</text:p>
              </table:table-cell>
            </table:table-row>
            <table:table-row>
              <table:table-cell office:value-type="string">
                <text:p>Brain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Buddha</text:p>
              </table:table-cell>
              <table:table-cell office:value-type="float" office:value="80.78125">
                <text:p>80.78125</text:p>
              </table:table-cell>
            </table:table-row>
            <table:table-row>
              <table:table-cell office:value-type="string">
                <text:p>Butterfly</text:p>
              </table:table-cell>
              <table:table-cell office:value-type="float" office:value="91.015385">
                <text:p>91.015385</text:p>
              </table:table-cell>
            </table:table-row>
            <table:table-row>
              <table:table-cell office:value-type="string">
                <text:p>Camera</text:p>
              </table:table-cell>
              <table:table-cell office:value-type="float" office:value="82.65625">
                <text:p>82.65625</text:p>
              </table:table-cell>
            </table:table-row>
            <table:table-row>
              <table:table-cell office:value-type="string">
                <text:p>Chair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Dragonfly</text:p>
              </table:table-cell>
              <table:table-cell office:value-type="float" office:value="92.8846615">
                <text:p>92.8846615</text:p>
              </table:table-cell>
            </table:table-row>
            <table:table-row>
              <table:table-cell office:value-type="string">
                <text:p>Dragon</text:p>
              </table:table-cell>
              <table:table-cell office:value-type="float" office:value="97.308692">
                <text:p>97.308692</text:p>
              </table:table-cell>
            </table:table-row>
            <table:table-row>
              <table:table-cell office:value-type="string">
                <text:p>Mecha</text:p>
              </table:table-cell>
              <table:table-cell office:value-type="float" office:value="90.673077">
                <text:p>90.673077</text:p>
              </table:table-cell>
            </table:table-row>
            <table:table-row>
              <table:table-cell office:value-type="string">
                <text:p>Mecha2</text:p>
              </table:table-cell>
              <table:table-cell office:value-type="float" office:value="91.730769">
                <text:p>91.730769</text:p>
              </table:table-cell>
            </table:table-row>
            <table:table-row>
              <table:table-cell office:value-type="string">
                <text:p>Mecha3</text:p>
              </table:table-cell>
              <table:table-cell office:value-type="float" office:value="95.865385">
                <text:p>95.865385</text:p>
              </table:table-cell>
            </table:table-row>
            <table:table-row>
              <table:table-cell office:value-type="string">
                <text:p>Tower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it" number:country="IT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8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8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800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572cm" svg:height="10.996cm" xlink:href=".." xlink:type="simple" chart:class="chart:bar" chart:style-name="ch1">
        <chart:plot-area chart:style-name="ch2" table:cell-range-address="Foglio1.B3:Foglio1.C18" chart:data-source-has-labels="both" svg:x="0.921cm" svg:y="1.011cm" svg:width="21.709cm" svg:height="9.346cm">
          <chartooo:coordinate-region svg:x="1.542cm" svg:y="1.223cm" svg:width="21.088cm" svg:height="8.461cm"/>
          <chart:axis chart:dimension="x" chart:name="primary-x" chart:style-name="ch3" chartooo:axis-type="auto">
            <chartooo:date-scale/>
            <chart:categories table:cell-range-address="Foglio1.B4:Foglio1.B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oglio1.C4:Foglio1.C18" chart:label-cell-address="Foglio1.C3:Foglio1.C3" chart:class="chart:bar"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ra-Category Test</text:p>
                <draw:g>
                  <svg:desc>Foglio1.C3:Foglio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irplanes</text:p>
                <draw:g>
                  <svg:desc>Foglio1.B4:Foglio1.B18</svg:desc>
                </draw:g>
              </table:table-cell>
              <table:table-cell office:value-type="float" office:value="0">
                <text:p>0</text:p>
                <draw:g>
                  <svg:desc>Foglio1.C4:Foglio1.C18</svg:desc>
                </draw:g>
              </table:table-cell>
            </table:table-row>
            <table:table-row>
              <table:table-cell office:value-type="string">
                <text:p>Anchor</text:p>
              </table:table-cell>
              <table:table-cell office:value-type="float" office:value="4.761905">
                <text:p>4.761905</text:p>
              </table:table-cell>
            </table:table-row>
            <table:table-row>
              <table:table-cell office:value-type="string">
                <text:p>Binocular</text:p>
              </table:table-cell>
              <table:table-cell office:value-type="float" office:value="22.222222">
                <text:p>22.222222</text:p>
              </table:table-cell>
            </table:table-row>
            <table:table-row>
              <table:table-cell office:value-type="string">
                <text:p>Bonsai</text:p>
              </table:table-cell>
              <table:table-cell office:value-type="float" office:value="15.555556">
                <text:p>15.555556</text:p>
              </table:table-cell>
            </table:table-row>
            <table:table-row>
              <table:table-cell office:value-type="string">
                <text:p>Brain</text:p>
              </table:table-cell>
              <table:table-cell office:value-type="float" office:value="74.444444">
                <text:p>74.444444</text:p>
              </table:table-cell>
            </table:table-row>
            <table:table-row>
              <table:table-cell office:value-type="string">
                <text:p>Buddha</text:p>
              </table:table-cell>
              <table:table-cell office:value-type="float" office:value="53.333333">
                <text:p>53.333333</text:p>
              </table:table-cell>
            </table:table-row>
            <table:table-row>
              <table:table-cell office:value-type="string">
                <text:p>Butterfly</text:p>
              </table:table-cell>
              <table:table-cell office:value-type="float" office:value="27.567254">
                <text:p>27.567254</text:p>
              </table:table-cell>
            </table:table-row>
            <table:table-row>
              <table:table-cell office:value-type="string">
                <text:p>Camera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Chair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Dragonfly</text:p>
              </table:table-cell>
              <table:table-cell office:value-type="float" office:value="28.571429">
                <text:p>28.571429</text:p>
              </table:table-cell>
            </table:table-row>
            <table:table-row>
              <table:table-cell office:value-type="string">
                <text:p>Dragon</text:p>
              </table:table-cell>
              <table:table-cell office:value-type="float" office:value="14.285714">
                <text:p>14.285714</text:p>
              </table:table-cell>
            </table:table-row>
            <table:table-row>
              <table:table-cell office:value-type="string">
                <text:p>Mecha</text:p>
              </table:table-cell>
              <table:table-cell office:value-type="float" office:value="41.071429">
                <text:p>41.071429</text:p>
              </table:table-cell>
            </table:table-row>
            <table:table-row>
              <table:table-cell office:value-type="string">
                <text:p>Mecha2</text:p>
              </table:table-cell>
              <table:table-cell office:value-type="float" office:value="39.285714">
                <text:p>39.285714</text:p>
              </table:table-cell>
            </table:table-row>
            <table:table-row>
              <table:table-cell office:value-type="string">
                <text:p>Mecha3</text:p>
              </table:table-cell>
              <table:table-cell office:value-type="float" office:value="1.785714">
                <text:p>1.785714</text:p>
              </table:table-cell>
            </table:table-row>
            <table:table-row>
              <table:table-cell office:value-type="string">
                <text:p>Tower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